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2530" officeooo:paragraph-rsid="00112530"/>
    </style:style>
    <style:style style:name="P2" style:family="paragraph" style:parent-style-name="Standard">
      <style:text-properties officeooo:rsid="00114788" officeooo:paragraph-rsid="00114788"/>
    </style:style>
    <style:style style:name="P3" style:family="paragraph" style:parent-style-name="Standard">
      <style:text-properties officeooo:rsid="001133ca" officeooo:paragraph-rsid="001133ca"/>
    </style:style>
    <style:style style:name="T1" style:family="text">
      <style:text-properties officeooo:rsid="00121c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Naming conventions and abbreviations</text:span>:</text:h>
      <text:p text:style-name="P1"/>
      <text:h text:style-name="Heading_20_2" text:outline-level="2">Classes</text:h>
      <text:p text:style-name="P2"/>
      <text:p text:style-name="P1">UI = UI</text:p>
      <text:p text:style-name="P1">Battle_System = BS</text:p>
      <text:p text:style-name="P1">World_System = WS</text:p>
      <text:p text:style-name="P1">Entity = EY</text:p>
      <text:p text:style-name="P1">Event Processor = EP</text:p>
      <text:p text:style-name="P1">Utility = UT</text:p>
      <text:p text:style-name="P3">Node = ND</text:p>
      <text:p text:style-name="P1"/>
      <text:p text:style-name="P1">Common classes’ abbreviations listed above will be used for scripts that inherit any of those classes or if a script is attached to a node that is a child of a node with a script attached that has one of those class names.</text:p>
      <text:p text:style-name="P1"/>
      <text:p text:style-name="P1">ie. a node under UI node in the Game’s node tree will be named ui_[node name].gd</text:p>
      <text:p text:style-name="P1">a node under “Unit” which inherits Entity will be named ey_unit_[node name]</text:p>
      <text:p text:style-name="P1"/>
      <text:p text:style-name="P3">Nodes that are not in a scene tree of any nodes that have a script attached that is one of the above main classes, will use “ND” abbreviation. </text:p>
      <text:p text:style-name="P3"/>
      <text:p text:style-name="P3">ie. the class “Munition” is declared in the script attached to a Node “Munition” that exists as an independent scene, will have a script called nd_munition.gd </text:p>
      <text:p text:style-name="P3"/>
      <text:p text:style-name="P3">If Munition scene has more scripts below it they will be named nd_munition_[node name].g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6T23:22:11.262483458</meta:creation-date>
    <dc:date>2025-07-26T23:41:12.417402254</dc:date>
    <meta:editing-duration>PT8M46S</meta:editing-duration>
    <meta:editing-cycles>3</meta:editing-cycles>
    <meta:generator>LibreOffice/25.2.4.3$Linux_X86_64 LibreOffice_project/520$Build-3</meta:generator>
    <meta:document-statistic meta:table-count="0" meta:image-count="0" meta:object-count="0" meta:page-count="1" meta:paragraph-count="15" meta:word-count="166" meta:character-count="906" meta:non-whitespace-character-count="753"/>
  </office:meta>
</office:document-meta>
</file>